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 style:list-style-name="L1"/>
    <style:style style:name="P9" style:family="paragraph" style:parent-style-name="Standard">
      <style:text-properties officeooo:paragraph-rsid="0011191d"/>
    </style:style>
    <style:style style:name="P10" style:family="paragraph" style:parent-style-name="Standard">
      <style:text-properties style:font-name="Marianne" officeooo:paragraph-rsid="001c4395"/>
    </style:style>
    <style:style style:name="P11" style:family="paragraph" style:parent-style-name="Standard">
      <style:text-properties style:font-name="Marianne" officeooo:paragraph-rsid="002d729b"/>
    </style:style>
    <style:style style:name="P12" style:family="paragraph" style:parent-style-name="Standard" style:list-style-name="L2">
      <style:text-properties officeooo:paragraph-rsid="002d729b"/>
    </style:style>
    <style:style style:name="P13" style:family="paragraph" style:parent-style-name="Standard">
      <style:text-properties officeooo:paragraph-rsid="002a40f0"/>
    </style:style>
    <style:style style:name="P14" style:family="paragraph" style:parent-style-name="Standard">
      <style:text-properties style:font-name="Marianne" officeooo:paragraph-rsid="002a40f0"/>
    </style:style>
    <style:style style:name="P15" style:family="paragraph" style:parent-style-name="Standard">
      <style:text-properties style:font-name="Marianne" officeooo:paragraph-rsid="00239cb1"/>
    </style:style>
    <style:style style:name="P16" style:family="paragraph" style:parent-style-name="Standard">
      <style:text-properties style:font-name="Marianne" officeooo:rsid="0019c000" officeooo:paragraph-rsid="0020ec2b"/>
    </style:style>
    <style:style style:name="P17" style:family="paragraph" style:parent-style-name="Standard">
      <style:text-properties style:font-name="Marianne" officeooo:rsid="0019c000" officeooo:paragraph-rsid="00239cb1"/>
    </style:style>
    <style:style style:name="P18" style:family="paragraph" style:parent-style-name="Standard">
      <style:text-properties style:font-name="Marianne" officeooo:paragraph-rsid="002d29d3"/>
    </style:style>
    <style:style style:name="P19" style:family="paragraph" style:parent-style-name="Standard">
      <style:text-properties style:font-name="Marianne" officeooo:rsid="00253407" officeooo:paragraph-rsid="002d29d3"/>
    </style:style>
    <style:style style:name="P20" style:family="paragraph" style:parent-style-name="Standard">
      <style:text-properties style:font-name="Marianne" officeooo:paragraph-rsid="00374ab6"/>
    </style:style>
    <style:style style:name="P21" style:family="paragraph" style:parent-style-name="Standard">
      <style:text-properties style:font-name="Marianne" officeooo:paragraph-rsid="001d6e05"/>
    </style:style>
    <style:style style:name="P22" style:family="paragraph" style:parent-style-name="Standard">
      <style:text-properties officeooo:paragraph-rsid="00256d0e"/>
    </style:style>
    <style:style style:name="P23" style:family="paragraph" style:parent-style-name="Standard">
      <style:text-properties style:font-name="Marianne" officeooo:paragraph-rsid="00271d38"/>
    </style:style>
    <style:style style:name="P24" style:family="paragraph" style:parent-style-name="Standard">
      <style:text-properties style:font-name="Marianne" fo:background-color="#ffff00"/>
    </style:style>
    <style:style style:name="P25" style:family="paragraph" style:parent-style-name="Standard" style:list-style-name="L3"/>
    <style:style style:name="P26" style:family="paragraph" style:parent-style-name="Standard">
      <style:text-properties style:font-name="Marianne" fo:font-weight="bold" style:font-weight-asian="bold" style:font-weight-complex="bold"/>
    </style:style>
    <style:style style:name="P27" style:family="paragraph" style:parent-style-name="Standard" style:list-style-name="L4">
      <style:text-properties style:font-name="Marianne"/>
    </style:style>
    <style:style style:name="P28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29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30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31" style:family="paragraph" style:parent-style-name="Text_20_body">
      <style:text-properties style:font-name="Marianne" style:font-name-complex="Times New Roman"/>
    </style:style>
    <style:style style:name="P32" style:family="paragraph" style:parent-style-name="Comment">
      <style:paragraph-properties fo:margin-left="0in" style:line-height-at-least="0.0693in" fo:text-indent="0in" style:auto-text-indent="false"/>
    </style:style>
    <style:style style:name="P33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38eecf"/>
    </style:style>
    <style:style style:name="T7" style:family="text">
      <style:text-properties style:font-name="Marianne" officeooo:rsid="000b2cc3"/>
    </style:style>
    <style:style style:name="T8" style:family="text">
      <style:text-properties style:font-name="Marianne" officeooo:rsid="00081969" fo:background-color="#ffff00" loext:char-shading-value="0"/>
    </style:style>
    <style:style style:name="T9" style:family="text">
      <style:text-properties style:font-name="Marianne" style:font-name-complex="Times New Roman"/>
    </style:style>
    <style:style style:name="T10" style:family="text">
      <style:text-properties style:font-name="Marianne" fo:background-color="#ffff00" loext:char-shading-value="0" style:font-name-complex="Times New Roman"/>
    </style:style>
    <style:style style:name="T11" style:family="text">
      <style:text-properties style:font-name="Liberation Serif" fo:font-style="normal" fo:font-weight="normal" style:font-style-asian="normal" style:font-weight-asian="normal"/>
    </style:style>
    <style:style style:name="T12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3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constatant }}</text:text-input></text:span></text:span></text:p>
      <text:p text:style-name="P5"/>
      <text:p text:style-name="P5">Rapportons les constatations suivantes :</text:p>
      <text:p text:style-name="P5"/>
      <text:p text:style-name="Standard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dont le volume est estimé à environ </text:span></text:span><text:span text:style-name="Police_20_par_20_défaut"><text:span text:style-name="T4"><text:text-input text:description="">{{ volume_depot }}</text:text-input></text:span></text:span><text:span text:style-name="Police_20_par_20_défaut"><text:span text:style-name="T4"><text:s/>est présent.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xml:id="list1184754505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P9"><text:span text:style-name="Police_20_par_20_défaut"><text:span text:style-name="T4"><text:text-input text:description="">{% endif %}</text:text-input></text:span></text:span></text:p>
      <text:p text:style-name="P10"/>
      <text:p text:style-name="P5"><text:text-input text:description="">{% if nature_terrain %}</text:text-input></text:p>
      <text:p text:style-name="P5"><text:soft-page-break/><text:text-input text:description="">{%- if nature_terrain | length &gt; 1 -%}</text:text-input><text:text-input text:description=""/></text:p>
      <text:p text:style-name="P5">Ce dépôt se trouve dans les terrains suivants :</text:p>
      <text:p text:style-name="P5"><text:s text:c="2"/><text:text-input text:description="">{%- for item in nature_terrain -%}</text:text-input></text:p>
      <text:p text:style-name="P11"><text:s text:c="4"/><text:text-input text:description="">{%- if item == "Je ne sais pas" -%}</text:text-input></text:p>
      <text:list text:style-name="L2">
        <text:list-item>
          <text:p text:style-name="P12"><text:span text:style-name="T6">T</text:span><text:span text:style-name="T4">errain de nature inconnu</text:span></text:p>
        </text:list-item>
      </text:list>
      <text:p text:style-name="P13"><text:span text:style-name="T4"><text:s text:c="4"/></text:span><text:span text:style-name="T4"><text:text-input text:description="">{%- else -%}</text:text-input></text:span></text:p>
      <text:list text:continue-numbering="true" text:style-name="L2">
        <text:list-item>
          <text:p text:style-name="P12"><text:span text:style-name="Police_20_par_20_défaut"><text:span text:style-name="T4"><text:text-input text:description="">{{ item }}</text:text-input></text:span></text:span></text:p>
        </text:list-item>
      </text:list>
      <text:p text:style-name="P14"><text:s text:c="4"/><text:text-input text:description="">{%- endif -%}</text:text-input></text:p>
      <text:p text:style-name="P15"><text:s text:c="2"/><text:text-input text:description="">{%- endfor -%}</text:text-input></text:p>
      <text:p text:style-name="P16"><text:text-input text:description="">{%- endif -%}</text:text-input></text:p>
      <text:p text:style-name="P16"/>
      <text:p text:style-name="P14"><text:text-input text:description="">{%- if nature_terrain | length == 1 -%}</text:text-input><text:text-input text:description=""/></text:p>
      <text:p text:style-name="P17"><text:s text:c="2"/><text:text-input text:description="">{% set item = nature_terrain[0] %}</text:text-input></text:p>
      <text:p text:style-name="P18"><text:s text:c="2"/><text:text-input text:description="">{%- if item == "Forêt domaniale" -%}</text:text-input></text:p>
      <text:p text:style-name="P18">Ce dépôt se trouve dans une forêt domaniale.</text:p>
      <text:p text:style-name="P18"><text:s text:c="2"/><text:text-input text:description="">{%- endif -%}</text:text-input></text:p>
      <text:p text:style-name="P19"><text:s text:c="2"/><text:text-input text:description="">{%- if item == "Terrain privé" -%}</text:text-input></text:p>
      <text:p text:style-name="P18">Ce dépôt se trouve sur un terrain privé.</text:p>
      <text:p text:style-name="P18"><text:s text:c="2"/><text:text-input text:description="">{%- endif -%}</text:text-input></text:p>
      <text:p text:style-name="P18"><text:s text:c="2"/><text:text-input text:description="">{%- if item == "Terrain public" -%}</text:text-input></text:p>
      <text:p text:style-name="P18">Ce dépôt se trouve sur un terrain public.</text:p>
      <text:p text:style-name="P18"><text:s text:c="2"/><text:text-input text:description="">{%- endif -%}</text:text-input></text:p>
      <text:p text:style-name="P18"><text:s text:c="2"/><text:text-input text:description="">{%- if item == "Je ne sais pas" -%}</text:text-input></text:p>
      <text:p text:style-name="P18">Ce dépôt se trouve sur un terrain de nature inconnue.</text:p>
      <text:p text:style-name="P18"><text:s text:c="2"/><text:text-input text:description="">{%- endif -%}</text:text-input></text:p>
      <text:p text:style-name="P11"><text:span text:style-name="Police_20_par_20_défaut"><text:text-input text:description="">{%- endif -%}</text:text-input></text:span></text:p>
      <text:p text:style-name="P20"><text:span text:style-name="Police_20_par_20_défaut"><text:text-input text:description="">{%- endif -%}</text:text-input></text:span></text:p>
      <text:p text:style-name="P21"><text:span text:style-name="Police_20_par_20_défaut"/></text:p>
      <text:p text:style-name="P14"><text:span text:style-name="Police_20_par_20_défaut"><text:text-input text:description="">{%- if "Terrain privé" in nature_terrain -%}</text:text-input></text:span></text:p>
      <text:p text:style-name="P22"><text:span text:style-name="Police_20_par_20_défaut"><text:span text:style-name="T4">Le dépôt sauvage constaté présente une atteinte à la salubrité ou la sécurité publique, tels que définis à l’article L2212-2 du Code général des collectivités territoriales (notamment : risque de pollution de toute nature et/ou risque d’incendie). A ce titre, le pouvoir de police municipale s’applique même sur une propriété privée et permet prendre des mesures pour prévenir ces atteintes.</text:span></text:span></text:p>
      <text:p text:style-name="P23"><text:span text:style-name="Police_20_par_20_défaut"><text:text-input text:description="">{%- endif -%}</text:text-input></text:span></text:p>
      <text:p text:style-name="P23"><text:span text:style-name="Police_20_par_20_défaut"/></text:p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Standard"><text:span text:style-name="Police_20_par_20_défaut"><text:span text:style-name="T5">(NB : Pensez à ajouter les photos en annexe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risque_ecoulement %}</text:text-input></text:span></text:span></text:p>
      <text:p text:style-name="P5">Les déchets entreposés entraînent un risque d’écoulement.</text:p>
      <text:p text:style-name="Standard"><text:soft-page-break/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list="list1184754505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24">Indiquer ici les détails du montant indiqué et joindre les justificatifs.</text:p>
      <text:p text:style-name="Standard"><text:soft-page-break/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Une estimation du montant du préjudice a été établie.</text:p>
      <text:p text:style-name="P5"/>
      <text:list text:style-name="L3">
        <text:list-item>
          <text:p text:style-name="P25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25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25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25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25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text:span text:style-name="Police_20_par_20_défaut"><text:span text:style-name="T4"><text:s/></text:span></text:span><text:span text:style-name="Police_20_par_20_défaut"><text:span text:style-name="T7">€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24"/>
      <text:p text:style-name="P26">En considérant les estimations suivantes :</text:p>
      <text:list text:style-name="L4">
        <text:list-item>
          <text:p text:style-name="P27">Taux horaire par agent : 18,03€/h</text:p>
        </text:list-item>
        <text:list-item>
          <text:p text:style-name="P27">Coût d’usage par véhicule : 1,30€/km</text:p>
        </text:list-item>
      </text:list>
      <text:p text:style-name="P24"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26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8">rie</text:span><text:span text:style-name="T5">, la sous-préfecture, le procureur de la République, la DDT ».</text:span></text:p>
      <text:p text:style-name="P28"><text:span text:style-name="Police_20_par_20_défaut"><text:span text:style-name="T4"/></text:span></text:p>
      <text:p text:style-name="P29"/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Rapport fait et clos</text:p>
            <text:p text:style-name="Text_20_body"><text:span text:style-name="Police_20_par_20_défaut"><text:span text:style-name="T9">à </text:span></text:span><text:span text:style-name="Police_20_par_20_défaut"><text:span text:style-name="T9"><text:text-input text:description="">{{ commune }}</text:text-input></text:span></text:span><text:span text:style-name="Police_20_par_20_défaut"><text:span text:style-name="T9"><text:s/>le </text:span></text:span><text:span text:style-name="Police_20_par_20_défaut"><text:span text:style-name="T9"><text:text-input text:description="">{{ date_courante }}</text:text-input></text:span></text:span></text:p>
            <text:p text:style-name="Text_20_body"><text:soft-page-break/><text:span text:style-name="Police_20_par_20_défaut"><text:span text:style-name="T9">par </text:span></text:span><text:span text:style-name="Police_20_par_20_défaut"><text:span text:style-name="T10">NOM Prénom</text:span></text:span></text:p>
            <text:p text:style-name="P31"/>
            <text:p text:style-name="Text_20_body"><text:span text:style-name="Police_20_par_20_défaut"><text:span text:style-name="T10">SIGNATURE / TAMPON</text:span></text:span></text:p>
            <text:p text:style-name="P32" loext:marker-style-name="T11"><text:span text:style-name="Police_20_par_20_défaut"><text:span text:style-name="T12">Attention ce </text:span></text:span><text:span text:style-name="T13">rapport ne peut être signé que par un élu ou un agent habilité pour réaliser des constatations.</text:span></text:p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creation-date>2019-11-21T10:18:00Z</meta:creation-date>
    <dc:date>2026-01-23T15:43:33.573648194</dc:date>
    <meta:editing-cycles>265</meta:editing-cycles>
    <meta:editing-duration>PT8H43M50S</meta:editing-duration>
    <meta:document-statistic meta:table-count="4" meta:image-count="0" meta:object-count="0" meta:page-count="5" meta:paragraph-count="117" meta:word-count="1017" meta:character-count="5146" meta:non-whitespace-character-count="4396"/>
    <meta:user-defined meta:name="AppVersion">15.0000</meta:user-defined>
    <meta:template xlink:type="simple" xlink:actuate="onRequest" xlink:title="" xlink:href="Normal.dotm"/>
  </office:meta>
</office:document-meta>
</file>